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1000000019762E2F61CC2EA8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62" style:family="table">
      <style:table-properties style:width="17cm" table:align="margins"/>
    </style:style>
    <style:style style:name="Table262.A" style:family="table-column">
      <style:table-column-properties style:column-width="2.946cm" style:rel-column-width="11356*"/>
    </style:style>
    <style:style style:name="Table262.B" style:family="table-column">
      <style:table-column-properties style:column-width="14.055cm" style:rel-column-width="54179*"/>
    </style:style>
    <style:style style:name="Table262.A1" style:family="table-cell">
      <style:table-cell-properties fo:padding="0.097cm" fo:border="none"/>
    </style:style>
    <style:style style:name="Table264" style:family="table">
      <style:table-properties style:width="17cm" table:align="margins"/>
    </style:style>
    <style:style style:name="Table264.A" style:family="table-column">
      <style:table-column-properties style:column-width="2.946cm" style:rel-column-width="11356*"/>
    </style:style>
    <style:style style:name="Table264.B" style:family="table-column">
      <style:table-column-properties style:column-width="2.21cm" style:rel-column-width="8517*"/>
    </style:style>
    <style:style style:name="Table264.C" style:family="table-column">
      <style:table-column-properties style:column-width="11.845cm" style:rel-column-width="45662*"/>
    </style:style>
    <style:style style:name="Table264.A1" style:family="table-cell">
      <style:table-cell-properties fo:padding="0.102cm" fo:border="none"/>
    </style:style>
    <style:style style:name="Table265" style:family="table">
      <style:table-properties style:width="17cm" table:align="margins"/>
    </style:style>
    <style:style style:name="Table265.A" style:family="table-column">
      <style:table-column-properties style:column-width="2.946cm" style:rel-column-width="11356*"/>
    </style:style>
    <style:style style:name="Table265.B" style:family="table-column">
      <style:table-column-properties style:column-width="14.055cm" style:rel-column-width="54179*"/>
    </style:style>
    <style:style style:name="Table265.A1" style:family="table-cell">
      <style:table-cell-properties fo:padding="0.097cm" fo:border="none"/>
    </style:style>
    <style:style style:name="Table266" style:family="table">
      <style:table-properties style:width="17cm" table:align="margins"/>
    </style:style>
    <style:style style:name="Table266.A" style:family="table-column">
      <style:table-column-properties style:column-width="17cm" style:rel-column-width="65535*"/>
    </style:style>
    <style:style style:name="Table266.A1" style:family="table-cell">
      <style:table-cell-properties fo:padding="0cm" fo:border="none"/>
    </style:style>
    <style:style style:name="Table267" style:family="table">
      <style:table-properties style:width="17cm" table:align="margins"/>
    </style:style>
    <style:style style:name="Table267.A" style:family="table-column">
      <style:table-column-properties style:column-width="2.946cm" style:rel-column-width="11356*"/>
    </style:style>
    <style:style style:name="Table267.B" style:family="table-column">
      <style:table-column-properties style:column-width="2.21cm" style:rel-column-width="8517*"/>
    </style:style>
    <style:style style:name="Table267.C" style:family="table-column">
      <style:table-column-properties style:column-width="11.845cm" style:rel-column-width="45662*"/>
    </style:style>
    <style:style style:name="Table267.A1" style:family="table-cell">
      <style:table-cell-properties fo:padding="0.102cm" fo:border="none"/>
    </style:style>
    <style:style style:name="Table267" style:family="table">
      <style:table-properties style:width="17cm" table:align="margins"/>
    </style:style>
    <style:style style:name="Table267.A" style:family="table-column">
      <style:table-column-properties style:column-width="2.946cm" style:rel-column-width="11356*"/>
    </style:style>
    <style:style style:name="Table267.B" style:family="table-column">
      <style:table-column-properties style:column-width="2.21cm" style:rel-column-width="8517*"/>
    </style:style>
    <style:style style:name="Table267.C" style:family="table-column">
      <style:table-column-properties style:column-width="11.845cm" style:rel-column-width="45662*"/>
    </style:style>
    <style:style style:name="Table267.A1" style:family="table-cell">
      <style:table-cell-properties fo:padding="0.102cm" fo:border="none"/>
    </style:style>
    <style:style style:name="Table268" style:family="table">
      <style:table-properties style:width="17cm" table:align="margins"/>
    </style:style>
    <style:style style:name="Table268.A" style:family="table-column">
      <style:table-column-properties style:column-width="2.946cm" style:rel-column-width="11356*"/>
    </style:style>
    <style:style style:name="Table268.B" style:family="table-column">
      <style:table-column-properties style:column-width="14.055cm" style:rel-column-width="54179*"/>
    </style:style>
    <style:style style:name="Table268.A1" style:family="table-cell">
      <style:table-cell-properties fo:padding="0.097cm" fo:border="none"/>
    </style:style>
    <style:style style:name="Table269" style:family="table">
      <style:table-properties style:width="17cm" table:align="margins"/>
    </style:style>
    <style:style style:name="Table269.A" style:family="table-column">
      <style:table-column-properties style:column-width="17cm" style:rel-column-width="65535*"/>
    </style:style>
    <style:style style:name="Table269.A1" style:family="table-cell">
      <style:table-cell-properties fo:padding="0cm" fo:border="none"/>
    </style:style>
    <style:style style:name="Table270" style:family="table">
      <style:table-properties style:width="17cm" table:align="margins"/>
    </style:style>
    <style:style style:name="Table270.A" style:family="table-column">
      <style:table-column-properties style:column-width="2.946cm" style:rel-column-width="11356*"/>
    </style:style>
    <style:style style:name="Table270.B" style:family="table-column">
      <style:table-column-properties style:column-width="2.21cm" style:rel-column-width="8517*"/>
    </style:style>
    <style:style style:name="Table270.C" style:family="table-column">
      <style:table-column-properties style:column-width="11.845cm" style:rel-column-width="45662*"/>
    </style:style>
    <style:style style:name="Table270.A1" style:family="table-cell">
      <style:table-cell-properties fo:padding="0.102cm" fo:border="none"/>
    </style:style>
    <style:style style:name="Table270" style:family="table">
      <style:table-properties style:width="17cm" table:align="margins"/>
    </style:style>
    <style:style style:name="Table270.A" style:family="table-column">
      <style:table-column-properties style:column-width="2.946cm" style:rel-column-width="11356*"/>
    </style:style>
    <style:style style:name="Table270.B" style:family="table-column">
      <style:table-column-properties style:column-width="2.21cm" style:rel-column-width="8517*"/>
    </style:style>
    <style:style style:name="Table270.C" style:family="table-column">
      <style:table-column-properties style:column-width="11.845cm" style:rel-column-width="45662*"/>
    </style:style>
    <style:style style:name="Table270.A1" style:family="table-cell">
      <style:table-cell-properties fo:padding="0.102cm" fo:border="none"/>
    </style:style>
    <style:style style:name="Table271" style:family="table">
      <style:table-properties style:width="17cm" table:align="margins"/>
    </style:style>
    <style:style style:name="Table271.A" style:family="table-column">
      <style:table-column-properties style:column-width="2.946cm" style:rel-column-width="11356*"/>
    </style:style>
    <style:style style:name="Table271.B" style:family="table-column">
      <style:table-column-properties style:column-width="14.055cm" style:rel-column-width="54179*"/>
    </style:style>
    <style:style style:name="Table271.A1" style:family="table-cell">
      <style:table-cell-properties fo:padding="0.097cm" fo:border="none"/>
    </style:style>
    <style:style style:name="Table272" style:family="table">
      <style:table-properties style:width="17cm" table:align="margins"/>
    </style:style>
    <style:style style:name="Table272.A" style:family="table-column">
      <style:table-column-properties style:column-width="17cm" style:rel-column-width="65535*"/>
    </style:style>
    <style:style style:name="Table272.A1" style:family="table-cell">
      <style:table-cell-properties fo:padding="0cm" fo:border="none"/>
    </style:style>
    <style:style style:name="Table273" style:family="table">
      <style:table-properties style:width="17cm" table:align="margins"/>
    </style:style>
    <style:style style:name="Table273.A" style:family="table-column">
      <style:table-column-properties style:column-width="2.946cm" style:rel-column-width="11356*"/>
    </style:style>
    <style:style style:name="Table273.B" style:family="table-column">
      <style:table-column-properties style:column-width="2.21cm" style:rel-column-width="8517*"/>
    </style:style>
    <style:style style:name="Table273.C" style:family="table-column">
      <style:table-column-properties style:column-width="11.845cm" style:rel-column-width="45662*"/>
    </style:style>
    <style:style style:name="Table273.A1" style:family="table-cell">
      <style:table-cell-properties fo:padding="0.102cm" fo:border="none"/>
    </style:style>
    <style:style style:name="Table273" style:family="table">
      <style:table-properties style:width="17cm" table:align="margins"/>
    </style:style>
    <style:style style:name="Table273.A" style:family="table-column">
      <style:table-column-properties style:column-width="2.946cm" style:rel-column-width="11356*"/>
    </style:style>
    <style:style style:name="Table273.B" style:family="table-column">
      <style:table-column-properties style:column-width="2.21cm" style:rel-column-width="8517*"/>
    </style:style>
    <style:style style:name="Table273.C" style:family="table-column">
      <style:table-column-properties style:column-width="11.845cm" style:rel-column-width="45662*"/>
    </style:style>
    <style:style style:name="Table273.A1" style:family="table-cell">
      <style:table-cell-properties fo:padding="0.102cm" fo:border="none"/>
    </style:style>
    <style:style style:name="P1" style:family="paragraph" style:parent-style-name="Standard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7" style:family="paragraph" style:parent-style-name="Contents_20_6">
      <style:paragraph-properties>
        <style:tab-stops>
          <style:tab-stop style:position="14.504cm" style:type="right" style:leader-style="dotted" style:leader-text="."/>
        </style:tab-stops>
      </style:paragraph-properties>
    </style:style>
    <style:style style:name="fr1" style:family="graphic" style:parent-style-name="OLE">
      <style:graphic-properties style:vertical-pos="from-top" style:vertical-rel="char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VEC_5f_Title">index tit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VEC_5f_Title">index title</text:p>
          </text:index-title>
          <text:p text:style-name="P2">heading01</text:p>
          <text:p text:style-name="P3"><text:soft-page-break/>heading02</text:p>
          <text:p text:style-name="P3">heading03</text:p>
          <text:p text:style-name="P3">heading04</text:p>
          <text:p text:style-name="P3">heading05</text:p>
          <text:p text:style-name="P3">heading06</text:p>
          <text:p text:style-name="P3">heading07</text:p>
          <text:p text:style-name="P3">heading08</text:p>
          <text:p text:style-name="P4">heading09</text:p>
          <text:p text:style-name="P3">heading10</text:p>
          <text:p text:style-name="P3">heading11</text:p>
          <text:p text:style-name="P2">heading12</text:p>
          <text:p text:style-name="P3">heading13</text:p>
          <text:p text:style-name="P4">heading14</text:p>
          <text:p text:style-name="P5">heading15</text:p>
          <text:p text:style-name="P5">heading16</text:p>
          <text:p text:style-name="P5">heading17</text:p>
          <text:p text:style-name="P6">heading18</text:p>
          <text:p text:style-name="P7">heading19</text:p>
          <text:p text:style-name="P7">heading20</text:p>
          <text:p text:style-name="P7">heading21</text:p>
          <text:p text:style-name="P7">heading22</text:p>
          <text:p text:style-name="P6">heading23</text:p>
          <text:p text:style-name="P7">heading24</text:p>
          <text:p text:style-name="P7">heading25</text:p>
          <text:p text:style-name="P7">heading26</text:p>
          <text:p text:style-name="P7">heading27</text:p>
          <text:p text:style-name="P6">heading28</text:p>
          <text:p text:style-name="P7">heading29</text:p>
          <text:p text:style-name="P7">heading30</text:p>
          <text:p text:style-name="P7">heading31</text:p>
          <text:p text:style-name="Standard">heading32</text:p>
          <text:p text:style-name="Standard">heading33</text:p>
          <text:p text:style-name="Standard">heading34</text:p>
          <text:p text:style-name="Standard">heading35</text:p>
          <text:p text:style-name="P6">heading36</text:p>
          <text:p text:style-name="P7">heading37</text:p>
          <text:p text:style-name="P7">heading38</text:p>
          <text:p text:style-name="P7">heading39</text:p>
          <text:p text:style-name="Standard">heading40</text:p>
          <text:p text:style-name="Standard">heading41</text:p>
          <text:p text:style-name="Standard">heading42</text:p>
          <text:p text:style-name="P6">heading43</text:p>
          <text:p text:style-name="P7">heading44</text:p>
          <text:p text:style-name="P7">heading45</text:p>
          <text:p text:style-name="P7">heading46</text:p>
          <text:p text:style-name="P7">heading47</text:p>
          <text:p text:style-name="P6">heading48</text:p>
          <text:p text:style-name="P7">heading49</text:p>
          <text:p text:style-name="P7">heading50</text:p>
          <text:p text:style-name="P7">heading51</text:p>
          <text:p text:style-name="P7">heading52</text:p>
          <text:p text:style-name="P7">heading53</text:p>
          <text:p text:style-name="P7">heading54</text:p>
          <text:p text:style-name="P5">heading55</text:p>
          <text:p text:style-name="P5">heading56</text:p>
          <text:p text:style-name="P5">heading57</text:p>
          <text:p text:style-name="P5">heading58</text:p>
          <text:p text:style-name="P2">will be removed</text:p>
        </text:index-body>
      </text:table-of-content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h text:style-name="Heading_20_1" text:outline-level="1">heading01</text:h>
      <text:h text:style-name="Heading_20_2" text:outline-level="2">heading02</text:h>
      <text:p text:style-name="Standard">VZ,24 <text:s/></text:p>
      <text:p text:style-name="Table_20_Contents">Mkahnb Ossg.</text:p>
      <text:p text:style-name="Table_20_Contents">Mkahnb Ossg.</text:p>
      <text:p text:style-name="Table_20_Contents">Mkahnb Ossg.</text:p>
      <text:p text:style-name="Standard">XV;61 <text:s/></text:p>
      <text:p text:style-name="Standard">XV;61 <text:s/></text:p>
      <text:p text:style-name="Table_20_Contents">Quoadg Vgao;</text:p>
      <text:p text:style-name="Table_20_Contents">Quoadg Vgao;</text:p>
      <text:p text:style-name="Table_20_Contents">Quoadg Vgao;</text:p>
      <text:p text:style-name="Standard">AP.3688 <text:s/></text:p>
      <text:p text:style-name="Standard">AP.3688 <text:s/></text:p>
      <text:p text:style-name="Standard">AP.3688 <text:s/></text:p>
      <text:p text:style-name="Standard">AP.3688 <text:s/></text:p>
      <text:p text:style-name="Standard">AP.3688 <text:s/></text:p>
      <text:p text:style-name="Table_20_Contents">Tcslmm Lqqz/</text:p>
      <text:p text:style-name="Table_20_Contents">Tcslmm Lqqz/</text:p>
      <text:p text:style-name="Table_20_Contents">Tcslmm Lqqz/</text:p>
      <text:p text:style-name="Standard">TN,51 <text:s/></text:p>
      <text:p text:style-name="Standard">TN,51 <text:s/></text:p>
      <text:p text:style-name="Standard">TN,51 <text:s/></text:p>
      <text:p text:style-name="Table_20_Contents">Ruiezl Yzzg,</text:p>
      <text:p text:style-name="Table_20_Contents">Ruiezl Yzzg,</text:p>
      <text:h text:style-name="Heading_20_2" text:outline-level="2">heading03</text:h>
      <text:p text:style-name="Standard">ML;951 <text:s/></text:p>
      <text:p text:style-name="Table_20_Contents">Xyenni Wzpt,</text:p>
      <text:p text:style-name="Table_20_Contents">Xyenni Wzpt,</text:p>
      <text:p text:style-name="Table_20_Contents">Xyenni Wzpt,</text:p>
      <text:p text:style-name="Standard">ZI/1645 <text:s/></text:p>
      <text:p text:style-name="Table_20_Contents">Sfxjsy Ztoo/</text:p>
      <text:p text:style-name="Table_20_Contents">Sfxjsy Ztoo/</text:p>
      <text:h text:style-name="Heading_20_2" text:outline-level="2">heading04</text:h>
      <text:h text:style-name="Heading_20_2" text:outline-level="2">heading05</text:h>
      <text:p text:style-name="Standard">FP,87 <text:s/></text:p>
      <text:p text:style-name="Table_20_Contents">Zgzjbe Fymw/</text:p>
      <text:p text:style-name="Table_20_Contents">Zgzjbe Fymw/</text:p>
      <text:p text:style-name="Table_20_Contents">Zgzjbe Fymw/</text:p>
      <text:h text:style-name="Heading_20_2" text:outline-level="2">heading06</text:h>
      <text:h text:style-name="Heading_20_2" text:outline-level="2">heading07</text:h>
      <text:h text:style-name="Heading_20_2" text:outline-level="2">heading08</text:h>
      <text:p text:style-name="Standard">OC/70 <text:s/></text:p>
      <text:p text:style-name="Standard">OC/70 <text:s/></text:p>
      <text:p text:style-name="Table_20_Contents">Ykpgja Sdse,</text:p>
      <text:p text:style-name="Table_20_Contents">Ykpgja Sdse,</text:p>
      <text:p text:style-name="Table_20_Contents">Ykpgja Sdse,</text:p>
      <text:h text:style-name="Heading_20_3" text:outline-level="3">heading09</text:h>
      <text:p text:style-name="Standard">MX;386 <text:s/></text:p>
      <text:p text:style-name="Standard"><text:soft-page-break/>MX;386 <text:s/></text:p>
      <text:p text:style-name="Standard">MX;386 <text:s/></text:p>
      <text:p text:style-name="Standard">MX;386 <text:s/></text:p>
      <text:p text:style-name="Standard">MX;386 <text:s/></text:p>
      <text:p text:style-name="Table_20_Contents">Kjkwyy Wbuq,</text:p>
      <text:p text:style-name="Table_20_Contents">Kjkwyy Wbuq,</text:p>
      <text:p text:style-name="Table_20_Contents">Kjkwyy Wbuq,</text:p>
      <text:p text:style-name="Standard">UQ.443 <text:s/></text:p>
      <text:p text:style-name="Standard">UQ.443 <text:s/></text:p>
      <text:p text:style-name="Standard">UQ.443 <text:s/></text:p>
      <text:p text:style-name="Standard">UQ.443 <text:s/></text:p>
      <text:p text:style-name="Table_20_Contents">Tjqlfu Zbvg;</text:p>
      <text:h text:style-name="Heading_20_2" text:outline-level="2">heading10</text:h>
      <text:h text:style-name="Heading_20_2" text:outline-level="2">heading11</text:h>
      <text:h text:style-name="Heading_20_1" text:outline-level="1">heading12</text:h>
      <text:h text:style-name="Heading_20_2" text:outline-level="2">heading13</text:h>
      <text:h text:style-name="Heading_20_3" text:outline-level="3">heading14</text:h>
      <text:h text:style-name="Heading_20_4" text:outline-level="4">heading15</text:h>
      <text:h text:style-name="Heading_20_4" text:outline-level="4">heading16</text:h>
      <text:h text:style-name="Heading_20_4" text:outline-level="4">heading17</text:h>
      <text:h text:style-name="Heading_20_5" text:outline-level="5">heading18</text:h>
      <text:h text:style-name="Heading_20_6" text:outline-level="6">heading19</text:h>
      <text:h text:style-name="Heading_20_6" text:outline-level="6">heading20</text:h>
      <text:h text:style-name="Heading_20_6" text:outline-level="6">heading21</text:h>
      <text:h text:style-name="Heading_20_6" text:outline-level="6">heading22</text:h>
      <text:h text:style-name="Heading_20_5" text:outline-level="5">heading23</text:h>
      <text:h text:style-name="Heading_20_6" text:outline-level="6">heading24</text:h>
      <text:h text:style-name="Heading_20_6" text:outline-level="6">heading25</text:h>
      <text:h text:style-name="Heading_20_6" text:outline-level="6">heading26</text:h>
      <text:h text:style-name="Heading_20_6" text:outline-level="6">heading27</text:h>
      <text:p text:style-name="Standard">SX,925 <text:s/></text:p>
      <text:p text:style-name="Standard">SX,925 <text:s/></text:p>
      <text:p text:style-name="Standard">SX,925 <text:s/></text:p>
      <text:p text:style-name="Standard">SX,925 <text:s/></text:p>
      <text:p text:style-name="Table_20_Contents">Mplvww Pkvu.</text:p>
      <text:p text:style-name="Table_20_Contents">Mplvww Pkvu.</text:p>
      <text:p text:style-name="Table_20_Contents">Mplvww Pkvu.</text:p>
      <text:p text:style-name="Standard">JZ;807 <text:s/></text:p>
      <text:p text:style-name="Standard">JZ;807 <text:s/></text:p>
      <text:p text:style-name="Standard">JZ;807 <text:s/></text:p>
      <text:h text:style-name="Heading_20_5" text:outline-level="5"><text:soft-page-break/>heading28</text:h>
      <text:h text:style-name="Heading_20_6" text:outline-level="6">heading29</text:h>
      <text:h text:style-name="Heading_20_6" text:outline-level="6">heading30</text:h>
      <text:h text:style-name="Heading_20_6" text:outline-level="6">heading31</text:h>
      <text:h text:style-name="Heading_20_7" text:outline-level="7">heading32</text:h>
      <text:h text:style-name="Heading_20_7" text:outline-level="7">heading33</text:h>
      <text:h text:style-name="Heading_20_7" text:outline-level="7">heading34</text:h>
      <text:h text:style-name="Heading_20_7" text:outline-level="7">heading35</text:h>
      <text:h text:style-name="Heading_20_5" text:outline-level="5">heading36</text:h>
      <text:h text:style-name="Heading_20_6" text:outline-level="6">heading37</text:h>
      <text:h text:style-name="Heading_20_6" text:outline-level="6">heading38</text:h>
      <text:h text:style-name="Heading_20_6" text:outline-level="6">heading39</text:h>
      <text:h text:style-name="Heading_20_7" text:outline-level="7">heading40</text:h>
      <text:h text:style-name="Heading_20_7" text:outline-level="7">heading41</text:h>
      <text:h text:style-name="Heading_20_7" text:outline-level="7">heading42</text:h>
      <text:h text:style-name="Heading_20_5" text:outline-level="5">heading43</text:h>
      <text:h text:style-name="Heading_20_6" text:outline-level="6">heading44</text:h>
      <text:h text:style-name="Heading_20_6" text:outline-level="6">heading45</text:h>
      <text:h text:style-name="Heading_20_6" text:outline-level="6">heading46</text:h>
      <text:h text:style-name="Heading_20_6" text:outline-level="6">heading47</text:h>
      <text:h text:style-name="Heading_20_5" text:outline-level="5">heading48</text:h>
      <text:h text:style-name="Heading_20_6" text:outline-level="6">heading49</text:h>
      <text:p text:style-name="Standard">JZ;807 <text:s/></text:p>
      <text:p text:style-name="Table_20_Contents">Ysycrb Tslm,</text:p>
      <text:p text:style-name="Table_20_Contents">Ysycrb Tslm,</text:p>
      <text:p text:style-name="Standard">Aid</text:p>
      <text:p text:style-name="Standard">Aid</text:p>
      <text:p text:style-name="Standard">Aid</text:p>
      <text:p text:style-name="Standard">Aid</text:p>
      <text:p text:style-name="Standard">Aid</text:p>
      <text:p text:style-name="Standard">Aid</text:p>
      <text:p text:style-name="Standard">Aid</text:p>
      <text:p text:style-name="Standard">Aid</text:p>
      <text:p text:style-name="Standard">Aid</text:p>
      <text:p text:style-name="Standard">Aid</text:p>
      <text:h text:style-name="Heading_20_6" text:outline-level="6"><text:soft-page-break/>heading50</text:h>
      <text:p text:style-name="Standard">Aid</text:p>
      <table:table table:name="Table262" table:style-name="Table262">
        <table:table-column table:style-name="Table262.A"/>
        <table:table-column table:style-name="Table262.B"/>
        <table:table-row>
          <table:table-cell table:style-name="Table262.A1" office:value-type="string">
            <text:p text:style-name="Standard"/>
          </table:table-cell>
          <table:table-cell table:style-name="Table262.A1" office:value-type="string">
            <text:p text:style-name="Standard"/>
          </table:table-cell>
        </table:table-row>
      </table:table>
      <table:table table:name="Table264" table:style-name="Table264">
        <table:table-column table:style-name="Table264.A"/>
        <table:table-column table:style-name="Table264.B"/>
        <table:table-column table:style-name="Table264.C"/>
        <table:table-row>
          <table:table-cell table:style-name="Table264.A1" office:value-type="string">
            <text:p text:style-name="Standard"/>
          </table:table-cell>
          <table:table-cell table:style-name="Table264.A1" office:value-type="string">
            <text:p text:style-name="Standard"/>
          </table:table-cell>
          <table:table-cell table:style-name="Table264.A1" office:value-type="string">
            <text:p text:style-name="Standard"/>
          </table:table-cell>
        </table:table-row>
      </table:table>
      <text:h text:style-name="Heading_20_6" text:outline-level="6">heading51</text:h>
      <table:table table:name="Table265" table:style-name="Table265">
        <table:table-column table:style-name="Table265.A"/>
        <table:table-column table:style-name="Table265.B"/>
        <table:table-row>
          <table:table-cell table:style-name="Table265.A1" office:value-type="string">
            <text:p text:style-name="Standard"/>
          </table:table-cell>
          <table:table-cell table:style-name="Table265.A1" office:value-type="string">
            <text:p text:style-name="Standard"/>
          </table:table-cell>
        </table:table-row>
      </table:table>
      <table:table table:name="Table266" table:style-name="Table266">
        <table:table-column table:style-name="Table266.A"/>
        <table:table-row>
          <table:table-cell table:style-name="Table266.A1" office:value-type="string">
            <table:table table:name="Table267" table:style-name="Table267">
              <table:table-column table:style-name="Table267.A"/>
              <table:table-column table:style-name="Table267.B"/>
              <table:table-column table:style-name="Table267.C"/>
              <table:table-row>
                <table:table-cell table:style-name="Table267.A1" office:value-type="string">
                  <text:p text:style-name="Standard"/>
                </table:table-cell>
                <table:table-cell table:style-name="Table267.A1" office:value-type="string">
                  <text:p text:style-name="Standard"/>
                  <text:p text:style-name="Standard"/>
                </table:table-cell>
                <table:table-cell table:style-name="Table267.A1" office:value-type="string">
                  <text:p text:style-name="Standard"/>
                </table:table-cell>
              </table:table-row>
            </table:table>
          </table:table-cell>
        </table:table-row>
      </table:table>
      <text:h text:style-name="Heading_20_6" text:outline-level="6"><text:bookmark text:name="test"/>heading52, jump here</text:h>
      <table:table table:name="Table268" table:style-name="Table268">
        <table:table-column table:style-name="Table268.A"/>
        <table:table-column table:style-name="Table268.B"/>
        <table:table-row>
          <table:table-cell table:style-name="Table268.A1" office:value-type="string">
            <text:p text:style-name="Standard">Table268.A1</text:p>
          </table:table-cell>
          <table:table-cell table:style-name="Table268.A1" office:value-type="string">
            <text:p text:style-name="Standard"/>
          </table:table-cell>
        </table:table-row>
      </table:table>
      <table:table table:name="Table269" table:style-name="Table269">
        <table:table-column table:style-name="Table269.A"/>
        <table:table-row>
          <table:table-cell table:style-name="Table269.A1" office:value-type="string">
            <table:table table:name="Table270" table:style-name="Table270">
              <table:table-column table:style-name="Table270.A"/>
              <table:table-column table:style-name="Table270.B"/>
              <table:table-column table:style-name="Table270.C"/>
              <table:table-row>
                <table:table-cell table:style-name="Table270.A1" office:value-type="string">
                  <text:p text:style-name="Standard">Table270.A1</text:p>
                  <text:p text:style-name="Standard">bad upper</text:p>
                  <text:p text:style-name="Standard">spacing</text:p>
                </table:table-cell>
                <table:table-cell table:style-name="Table270.A1" office:value-type="string">
                  <text:p text:style-name="Standard"/>
                </table:table-cell>
                <table:table-cell table:style-name="Table270.A1" office:value-type="string">
                  <text:p text:style-name="Standard"/>
                </table:table-cell>
              </table:table-row>
            </table:table>
          </table:table-cell>
        </table:table-row>
      </table:table>
      <table:table table:name="Table271" table:style-name="Table271">
        <table:table-column table:style-name="Table271.A"/>
        <table:table-column table:style-name="Table271.B"/>
        <table:table-row>
          <table:table-cell table:style-name="Table271.A1" office:value-type="string">
            <text:p text:style-name="Standard"/>
          </table:table-cell>
          <table:table-cell table:style-name="Table271.A1" office:value-type="string">
            <text:p text:style-name="Standard"/>
            <text:p text:style-name="Standard"/>
          </table:table-cell>
        </table:table-row>
      </table:table>
      <table:table table:name="Table272" table:style-name="Table272">
        <table:table-column table:style-name="Table272.A"/>
        <table:table-row>
          <table:table-cell table:style-name="Table272.A1" office:value-type="string">
            <table:table table:name="Table273" table:style-name="Table273">
              <table:table-column table:style-name="Table273.A"/>
              <table:table-column table:style-name="Table273.B"/>
              <table:table-column table:style-name="Table273.C"/>
              <table:table-row>
                <table:table-cell table:style-name="Table273.A1" office:value-type="string">
                  <text:p text:style-name="Table_20_Contents"/>
                </table:table-cell>
                <table:table-cell table:style-name="Table273.A1" office:value-type="string">
                  <text:p text:style-name="Standard"/>
                  <text:p text:style-name="Standard"/>
                </table:table-cell>
                <table:table-cell table:style-name="Table273.A1" office:value-type="string">
                  <text:p text:style-name="Standard"/>
                </table:table-cell>
              </table:table-row>
            </table:table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6" text:outline-level="6">heading53</text:h>
      <text:p text:style-name="Standard"/>
      <text:p text:style-name="Standard"/>
      <text:h text:style-name="Heading_20_6" text:outline-level="6">heading54</text:h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heading55</text:h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4" text:outline-level="4">heading56</text:h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heading57</text:h>
      <text:h text:style-name="Heading_20_4" text:outline-level="4">heading58</text:h>
      <text:p text:style-name="Standard"/>
      <text:p text:style-name="Standard"><draw:frame draw:style-name="fr1" draw:name="Object15" text:anchor-type="char" svg:y="0.66cm" svg:width="17cm" style:rel-width="100%" svg:height="11.083cm" style:rel-height="scale" draw:z-index="0"><draw:image xlink:href="Pictures/1000000000000001000000019762E2F61CC2EA81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10pt" fo:language="none" fo:country="none" style:font-size-asian="10.5pt"/>
    </style:style>
    <style:style style:name="Heading" style:family="paragraph" style:parent-style-name="Standard" style:next-style-name="Text_20_body" style:class="text">
      <style:paragraph-properties fo:margin-top="0.127cm" fo:margin-bottom="0.203cm" style:contextual-spacing="false" fo:keep-with-next="always"/>
      <style:text-properties style:font-name="Liberation Sans" fo:font-family="'Liberation Sans'" style:font-family-generic="swiss" style:font-pitch="variable" fo:font-size="12pt" fo:font-weight="bold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85%" style:font-weight-asian="bold" style:font-size-complex="85%" style:font-weight-complex="bold"/>
    </style:style>
    <style:style style:name="Untitled1" style:family="paragraph" style:parent-style-name="Heading_20_6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12pt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2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2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2pt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2pt" fo:font-weight="bold" style:font-size-asian="75%" style:font-weight-asian="bold" style:font-size-complex="75%" style:font-weight-complex="bold"/>
    </style:style>
    <style:style style:name="VEC_5f_Title" style:display-name="VEC_Title" style:family="paragraph" style:parent-style-name="Heading" style:next-style-name="Text_20_body" style:master-page-name="">
      <style:paragraph-properties fo:margin-top="0.127cm" fo:margin-bottom="0.203cm" style:contextual-spacing="false" style:page-number="auto"/>
      <style:text-properties fo:font-size="20pt" fo:font-weight="normal" style:font-size-asian="20pt" style:font-weight-asian="bold" style:font-size-complex="20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AQ_5f_EndOfTable" style:display-name="AQ_EndOfTable" style:family="paragraph" style:parent-style-name="Standard">
      <style:text-properties fo:font-size="1pt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Heading_20_AlignedLeft" style:display-name="Table Heading AlignedLeft" style:family="paragraph" style:parent-style-name="Heading" style:master-page-name="">
      <style:paragraph-properties fo:line-height="100%" style:page-number="auto"/>
      <style:text-properties fo:font-size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Table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svg:width="9.029cm" svg:height="9.029cm" text:anchor-type="as-char" svg:x="3.985cm" svg:y="-9.029cm" style:vertical-pos="top" style:vertical-rel="baseline" style:horizontal-pos="right" style:horizontal-rel="paragraph" fo:background-color="transparent" draw:fill="none" draw:fill-color="#99ccff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01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  <text:p text:style-name="Footer"/>
        <text:p text:style-name="Footer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1" meta:image-count="1" meta:object-count="0" meta:page-count="9" meta:paragraph-count="197" meta:word-count="234" meta:character-count="1785" meta:non-whitespace-character-count="1682"/>
    <meta:generator>LibreOfficeDev/7.5.0.0.alpha1$Linux_X86_64 LibreOffice_project/20a48166a2051516e3f0d8b0b53b15ccf1417bd7</meta:generator>
  </office:meta>
</office:document-meta>
</file>